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9cm" fo:min-width="4.972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2.549cm" fo:min-width="6.477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.14cm" fo:min-width="6.19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9.7999992370605pt"/>
    </style:style>
    <style:style style:name="P2" style:family="paragraph">
      <style:paragraph-properties fo:text-align="start"/>
      <style:text-properties fo:font-size="19.7999992370605pt"/>
    </style:style>
    <style:style style:name="P3" style:family="paragraph">
      <loext:graphic-properties draw:fill-color="#afd095"/>
      <style:paragraph-properties fo:text-align="start"/>
      <style:text-properties fo:font-size="19.7999992370605pt"/>
    </style:style>
    <style:style style:name="P4" style:family="paragraph">
      <loext:graphic-properties draw:fill-color="#cccccc"/>
      <style:paragraph-properties fo:text-align="center"/>
      <style:text-properties fo:font-size="19.7999992370605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72cm" svg:height="2.799cm" svg:x="0cm" svg:y="0cm">
          <text:p text:style-name="P1">Main-detector<text:line-break/>Construc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77cm" svg:height="2.799cm" svg:x="15.046cm" svg:y="0cm">
          <text:p text:style-name="P2">subdetector<text:span text:style-name="T1">_Deisgn</text:span><text:line-break/><text:span text:style-name="T2">Construct(…)</text:span><text:span text:style-name="T2"><text:line-break/></text:span><text:span text:style-name="T2">ConstructDetectors(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4cm" svg:height="1.54cm" svg:x="6.839cm" svg:y="0.699cm">
          <text:p text:style-name="P1">subdetector_Conf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5.471cm" svg:y1="1.399cm" svg:x2="6.839cm" svg:y2="1.399cm">
          <text:p/>
        </draw:line>
        <draw:line draw:style-name="gr4" draw:text-style-name="P5" draw:layer="layout" svg:x1="13.678cm" svg:y1="1.399cm" svg:x2="15.046cm" svg:y2="1.39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2:56:30.187160409</meta:creation-date>
    <dc:date>2021-03-02T08:58:58.511722866</dc:date>
    <meta:editing-duration>P2DT17H12M19S</meta:editing-duration>
    <meta:editing-cycles>2</meta:editing-cycles>
    <meta:generator>LibreOffice/6.4.6.2$Linux_X86_64 LibreOffice_project/40$Build-2</meta:generator>
    <meta:document-statistic meta:object-count="5"/>
  </office:meta>
</office:document-meta>
</file>